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40229166666667cm"/>
    </style:style>
    <style:style style:name="ro1" style:family="table-row">
      <style:table-row-properties style:row-height="3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нач</text:p>
          </table:table-cell>
          <table:table-cell office:value-type="string" table:style-name="ce1">
            <text:p>кон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" table:formula="of:=MAX([.H:.H])" table:style-name="ce1">
            <text:p>195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MAX(VLOOKUP([.C3];[.$A$1:.$H$20];8;0);VLOOKUP([.D3];[.$A$1:.$H$20];8;0);VLOOKUP([.E3];[.$A$1:.$H$20];8;0);VLOOKUP([.F3];[.$A$1:.$H$20];8;0);)" table:style-name="ce1">
            <text:p>0</text:p>
          </table:table-cell>
          <table:table-cell office:value-type="float" office:value="17" table:formula="of:=[.G3]+[.B3]" table:style-name="ce1">
            <text:p>17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formula="of:=MAX(VLOOKUP([.C4];[.$A$1:.$H$20];8;0);VLOOKUP([.D4];[.$A$1:.$H$20];8;0);VLOOKUP([.E4];[.$A$1:.$H$20];8;0);VLOOKUP([.F4];[.$A$1:.$H$20];8;0);)" table:style-name="ce1">
            <text:p>17</text:p>
          </table:table-cell>
          <table:table-cell office:value-type="float" office:value="74" table:formula="of:=[.G4]+[.B4]" table:style-name="ce1">
            <text:p>74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formula="of:=MAX(VLOOKUP([.C5];[.$A$1:.$H$20];8;0);VLOOKUP([.D5];[.$A$1:.$H$20];8;0);VLOOKUP([.E5];[.$A$1:.$H$20];8;0);VLOOKUP([.F5];[.$A$1:.$H$20];8;0);)" table:style-name="ce1">
            <text:p>17</text:p>
          </table:table-cell>
          <table:table-cell office:value-type="float" office:value="50" table:formula="of:=[.G5]+[.B5]" table:style-name="ce1">
            <text:p>50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formula="of:=MAX(VLOOKUP([.C6];[.$A$1:.$H$20];8;0);VLOOKUP([.D6];[.$A$1:.$H$20];8;0);VLOOKUP([.E6];[.$A$1:.$H$20];8;0);VLOOKUP([.F6];[.$A$1:.$H$20];8;0);)" table:style-name="ce1">
            <text:p>17</text:p>
          </table:table-cell>
          <table:table-cell office:value-type="float" office:value="40" table:formula="of:=[.G6]+[.B6]" table:style-name="ce1">
            <text:p>4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MAX(VLOOKUP([.C7];[.$A$1:.$H$20];8;0);VLOOKUP([.D7];[.$A$1:.$H$20];8;0);VLOOKUP([.E7];[.$A$1:.$H$20];8;0);VLOOKUP([.F7];[.$A$1:.$H$20];8;0);)" table:style-name="ce1">
            <text:p>0</text:p>
          </table:table-cell>
          <table:table-cell office:value-type="float" office:value="39" table:formula="of:=[.G7]+[.B7]" table:style-name="ce1">
            <text:p>39</text:p>
          </table:table-cell>
          <table:table-cell table:number-columns-repeated="16376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0" table:formula="of:=MAX(VLOOKUP([.C8];[.$A$1:.$H$20];8;0);VLOOKUP([.D8];[.$A$1:.$H$20];8;0);VLOOKUP([.E8];[.$A$1:.$H$20];8;0);VLOOKUP([.F8];[.$A$1:.$H$20];8;0);)" table:style-name="ce1">
            <text:p>40</text:p>
          </table:table-cell>
          <table:table-cell office:value-type="float" office:value="86" table:formula="of:=[.G8]+[.B8]" table:style-name="ce1">
            <text:p>86</text:p>
          </table:table-cell>
          <table:table-cell table:number-columns-repeated="16376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formula="of:=MAX(VLOOKUP([.C9];[.$A$1:.$H$20];8;0);VLOOKUP([.D9];[.$A$1:.$H$20];8;0);VLOOKUP([.E9];[.$A$1:.$H$20];8;0);VLOOKUP([.F9];[.$A$1:.$H$20];8;0);)" table:style-name="ce1">
            <text:p>17</text:p>
          </table:table-cell>
          <table:table-cell office:value-type="float" office:value="43" table:formula="of:=[.G9]+[.B9]" table:style-name="ce1">
            <text:p>43</text:p>
          </table:table-cell>
          <table:table-cell table:number-columns-repeated="16376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" table:formula="of:=MAX(VLOOKUP([.C10];[.$A$1:.$H$20];8;0);VLOOKUP([.D10];[.$A$1:.$H$20];8;0);VLOOKUP([.E10];[.$A$1:.$H$20];8;0);VLOOKUP([.F10];[.$A$1:.$H$20];8;0);)" table:style-name="ce1">
            <text:p>50</text:p>
          </table:table-cell>
          <table:table-cell office:value-type="float" office:value="84" table:formula="of:=[.G10]+[.B10]" table:style-name="ce1">
            <text:p>84</text:p>
          </table:table-cell>
          <table:table-cell table:number-columns-repeated="16376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MAX(VLOOKUP([.C11];[.$A$1:.$H$20];8;0);VLOOKUP([.D11];[.$A$1:.$H$20];8;0);VLOOKUP([.E11];[.$A$1:.$H$20];8;0);VLOOKUP([.F11];[.$A$1:.$H$20];8;0);)" table:style-name="ce1">
            <text:p>0</text:p>
          </table:table-cell>
          <table:table-cell office:value-type="float" office:value="49" table:formula="of:=[.G11]+[.B11]" table:style-name="ce1">
            <text:p>49</text:p>
          </table:table-cell>
          <table:table-cell table:number-columns-repeated="16376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" table:formula="of:=MAX(VLOOKUP([.C12];[.$A$1:.$H$20];8;0);VLOOKUP([.D12];[.$A$1:.$H$20];8;0);VLOOKUP([.E12];[.$A$1:.$H$20];8;0);VLOOKUP([.F12];[.$A$1:.$H$20];8;0);)" table:style-name="ce1">
            <text:p>50</text:p>
          </table:table-cell>
          <table:table-cell office:value-type="float" office:value="104" table:formula="of:=[.G12]+[.B12]" table:style-name="ce1">
            <text:p>104</text:p>
          </table:table-cell>
          <table:table-cell table:number-columns-repeated="16376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0" table:style-name="ce4">
            <text:p>60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4" table:formula="of:=MAX(VLOOKUP([.C13];[.$A$1:.$H$20];8;0);VLOOKUP([.D13];[.$A$1:.$H$20];8;0);VLOOKUP([.E13];[.$A$1:.$H$20];8;0);VLOOKUP([.F13];[.$A$1:.$H$20];8;0);)" table:style-name="ce1">
            <text:p>104</text:p>
          </table:table-cell>
          <table:table-cell office:value-type="float" office:value="164" table:formula="of:=[.G13]+[.B13]" table:style-name="ce1">
            <text:p>164</text:p>
          </table:table-cell>
          <table:table-cell table:number-columns-repeated="16376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49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6" table:formula="of:=MAX(VLOOKUP([.C14];[.$A$1:.$H$20];8;0);VLOOKUP([.D14];[.$A$1:.$H$20];8;0);VLOOKUP([.E14];[.$A$1:.$H$20];8;0);VLOOKUP([.F14];[.$A$1:.$H$20];8;0);)" table:style-name="ce1">
            <text:p>86</text:p>
          </table:table-cell>
          <table:table-cell office:value-type="float" office:value="135" table:formula="of:=[.G14]+[.B14]" table:style-name="ce1">
            <text:p>135</text:p>
          </table:table-cell>
          <table:table-cell table:number-columns-repeated="16376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4" table:formula="of:=MAX(VLOOKUP([.C15];[.$A$1:.$H$20];8;0);VLOOKUP([.D15];[.$A$1:.$H$20];8;0);VLOOKUP([.E15];[.$A$1:.$H$20];8;0);VLOOKUP([.F15];[.$A$1:.$H$20];8;0);)" table:style-name="ce1">
            <text:p>84</text:p>
          </table:table-cell>
          <table:table-cell office:value-type="float" office:value="117" table:formula="of:=[.G15]+[.B15]" table:style-name="ce1">
            <text:p>117</text:p>
          </table:table-cell>
          <table:table-cell table:number-columns-repeated="16376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" table:formula="of:=MAX(VLOOKUP([.C16];[.$A$1:.$H$20];8;0);VLOOKUP([.D16];[.$A$1:.$H$20];8;0);VLOOKUP([.E16];[.$A$1:.$H$20];8;0);VLOOKUP([.F16];[.$A$1:.$H$20];8;0);)" table:style-name="ce1">
            <text:p>164</text:p>
          </table:table-cell>
          <table:table-cell office:value-type="float" office:value="195" table:formula="of:=[.G16]+[.B16]" table:style-name="ce1">
            <text:p>195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MAX(VLOOKUP([.C17];[.$A$1:.$H$20];8;0);VLOOKUP([.D17];[.$A$1:.$H$20];8;0);VLOOKUP([.E17];[.$A$1:.$H$20];8;0);VLOOKUP([.F17];[.$A$1:.$H$20];8;0);)" table:style-name="ce1">
            <text:p>0</text:p>
          </table:table-cell>
          <table:table-cell office:value-type="float" office:value="29" table:formula="of:=[.G17]+[.B17]" table:style-name="ce1">
            <text:p>29</text:p>
          </table:table-cell>
          <table:table-cell table:number-columns-repeated="16376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7" table:formula="of:=MAX(VLOOKUP([.C18];[.$A$1:.$H$20];8;0);VLOOKUP([.D18];[.$A$1:.$H$20];8;0);VLOOKUP([.E18];[.$A$1:.$H$20];8;0);VLOOKUP([.F18];[.$A$1:.$H$20];8;0);)" table:style-name="ce1">
            <text:p>117</text:p>
          </table:table-cell>
          <table:table-cell office:value-type="float" office:value="140" table:formula="of:=[.G18]+[.B18]" table:style-name="ce1">
            <text:p>140</text:p>
          </table:table-cell>
          <table:table-cell table:number-columns-repeated="16376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3" table:formula="of:=MAX(VLOOKUP([.C19];[.$A$1:.$H$20];8;0);VLOOKUP([.D19];[.$A$1:.$H$20];8;0);VLOOKUP([.E19];[.$A$1:.$H$20];8;0);VLOOKUP([.F19];[.$A$1:.$H$20];8;0);)" table:style-name="ce1">
            <text:p>43</text:p>
          </table:table-cell>
          <table:table-cell office:value-type="float" office:value="70" table:formula="of:=[.G19]+[.B19]" table:style-name="ce1">
            <text:p>70</text:p>
          </table:table-cell>
          <table:table-cell table:number-columns-repeated="16376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4" table:formula="of:=MAX(VLOOKUP([.C20];[.$A$1:.$H$20];8;0);VLOOKUP([.D20];[.$A$1:.$H$20];8;0);VLOOKUP([.E20];[.$A$1:.$H$20];8;0);VLOOKUP([.F20];[.$A$1:.$H$20];8;0);)" table:style-name="ce1">
            <text:p>164</text:p>
          </table:table-cell>
          <table:table-cell office:value-type="float" office:value="174" table:formula="of:=[.G20]+[.B20]" table:style-name="ce1">
            <text:p>174</text:p>
          </table:table-cell>
          <table:table-cell table:number-columns-repeated="16376"/>
        </table:table-row>
        <table:table-row table:number-rows-repeated="1048556" table:style-name="ro2">
          <table:table-cell table:number-columns-repeated="16384"/>
        </table:table-row>
      </table:table>
      <table:table table:name="Лист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22</meta:generator>
    <meta:initial-creator/>
    <dc:creator>Vladimir Dmitriev</dc:creator>
    <meta:creation-date>2006-09-16T00:00:00Z</meta:creation-date>
    <dc:date>2025-11-27T15:20:15Z</dc:date>
  </office:meta>
</office:document-meta>
</file>